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90041f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90041f" officeooo:paragraph-rsid="0090a4d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90a4dc" officeooo:paragraph-rsid="0090a4d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0a4dc" officeooo:paragraph-rsid="0090a4d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0a4dc" officeooo:paragraph-rsid="0090a4dc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2a12e" officeooo:paragraph-rsid="0092a12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35dbc" officeooo:paragraph-rsid="00935dbc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.244cm"/>
          <style:tab-stop style:position="2.064cm"/>
        </style:tab-stops>
      </style:paragraph-properties>
      <style:text-properties style:use-window-font-color="true" style:text-position="0% 100%" style:font-name="DejaVu Sans1" fo:font-size="12pt" fo:font-style="normal" style:text-underline-style="none" fo:font-weight="normal" officeooo:rsid="0094c5a4" officeooo:paragraph-rsid="0094c5a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4c5a4" officeooo:paragraph-rsid="0094c5a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5680d" officeooo:paragraph-rsid="0095680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57c0b" officeooo:paragraph-rsid="00957c0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661be" officeooo:paragraph-rsid="00957c0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661be" officeooo:paragraph-rsid="009661b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5" style:family="paragraph" style:parent-style-name="Standard">
      <style:text-properties style:font-name="DejaVu Sans1" fo:font-size="12pt" fo:font-style="normal" fo:font-weight="normal" officeooo:paragraph-rsid="0090a4d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DejaVu Sans1" fo:font-size="12pt" fo:font-style="normal" fo:font-weight="normal" officeooo:paragraph-rsid="0092a12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DejaVu Sans1" fo:font-size="12pt" fo:font-style="normal" fo:font-weight="normal" officeooo:paragraph-rsid="00935db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DejaVu Sans1" fo:font-size="12pt" fo:font-style="normal" fo:font-weight="normal" officeooo:paragraph-rsid="0094c5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DejaVu Sans1" fo:font-size="12pt" fo:font-style="normal" fo:font-weight="normal" officeooo:paragraph-rsid="0095680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DejaVu Sans1" fo:font-size="12pt" fo:font-style="normal" fo:font-weight="normal" officeooo:paragraph-rsid="00957c0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DejaVu Sans1" fo:font-size="12pt" fo:font-style="normal" fo:font-weight="normal" officeooo:paragraph-rsid="009661b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font-name="DejaVu Sans1" fo:font-size="12pt" fo:font-style="normal" fo:font-weight="normal" officeooo:paragraph-rsid="0092a12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35dbc" officeooo:paragraph-rsid="00935dbc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4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5680d" officeooo:paragraph-rsid="0095680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5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57c0b" officeooo:paragraph-rsid="00957c0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6" style:family="paragraph" style:parent-style-name="Standard">
      <style:text-properties style:font-name="DejaVu Sans1" fo:font-size="12pt" fo:font-style="normal" fo:font-weight="normal" officeooo:paragraph-rsid="00935db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DejaVu Sans1" fo:font-size="12pt" fo:font-style="normal" fo:font-weight="normal" officeooo:paragraph-rsid="0098ee3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DejaVu Sans1" fo:font-size="28pt" fo:font-style="normal" fo:font-weight="normal" officeooo:paragraph-rsid="0098ee3f" style:font-size-asian="28pt" style:font-style-asian="normal" style:font-weight-asian="normal" style:font-size-complex="28pt" style:font-style-complex="normal" style:font-weight-complex="normal"/>
    </style:style>
    <style:style style:name="P29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3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fo:color="#999999" style:text-position="0% 100%" style:text-underline-style="none" officeooo:rsid="0095680d" style:font-name-asian="DejaVu Sans Mono" style:font-name-complex="DejaVu Sans Mono"/>
    </style:style>
    <style:style style:name="T3" style:family="text">
      <style:text-properties fo:color="#999999" style:text-position="0% 100%" style:text-underline-style="none" officeooo:rsid="00957c0b" style:font-name-asian="DejaVu Sans Mono" style:font-name-complex="DejaVu Sans Mono"/>
    </style:style>
    <style:style style:name="T4" style:family="text">
      <style:text-properties fo:color="#999999" style:text-position="super 58%" style:text-underline-style="none" officeooo:rsid="0095680d" style:font-name-asian="DejaVu Sans Mono" style:font-name-complex="DejaVu Sans Mono"/>
    </style:style>
    <style:style style:name="T5" style:family="text">
      <style:text-properties officeooo:rsid="0090a4dc"/>
    </style:style>
    <style:style style:name="T6" style:family="text">
      <style:text-properties style:use-window-font-color="true" style:text-position="0% 100%" style:text-underline-style="none" officeooo:rsid="0090041f"/>
    </style:style>
    <style:style style:name="T7" style:family="text">
      <style:text-properties style:use-window-font-color="true" style:text-position="0% 100%" style:text-underline-style="none" officeooo:rsid="0090a4dc" style:font-name-asian="DejaVu Sans Mono" style:font-name-complex="DejaVu Sans Mono"/>
    </style:style>
    <style:style style:name="T8" style:family="text">
      <style:text-properties style:use-window-font-color="true" style:text-position="0% 100%" style:text-underline-style="none" officeooo:rsid="0092a12e" style:font-name-asian="DejaVu Sans Mono" style:font-name-complex="DejaVu Sans Mono"/>
    </style:style>
    <style:style style:name="T9" style:family="text">
      <style:text-properties style:use-window-font-color="true" style:text-position="0% 100%" style:text-underline-style="none" officeooo:rsid="00935dbc" style:font-name-asian="DejaVu Sans Mono" style:font-name-complex="DejaVu Sans Mono"/>
    </style:style>
    <style:style style:name="T10" style:family="text">
      <style:text-properties style:use-window-font-color="true" style:text-position="0% 100%" style:text-underline-style="none" officeooo:rsid="0094c5a4" style:font-name-asian="DejaVu Sans Mono" style:font-name-complex="DejaVu Sans Mono"/>
    </style:style>
    <style:style style:name="T11" style:family="text">
      <style:text-properties style:use-window-font-color="true" style:text-position="0% 100%" style:text-underline-style="none" officeooo:rsid="0095680d" style:font-name-asian="DejaVu Sans Mono" style:font-name-complex="DejaVu Sans Mono"/>
    </style:style>
    <style:style style:name="T12" style:family="text">
      <style:text-properties style:use-window-font-color="true" style:text-position="0% 100%" style:text-underline-style="none" officeooo:rsid="00957c0b" style:font-name-asian="DejaVu Sans Mono" style:font-name-complex="DejaVu Sans Mono"/>
    </style:style>
    <style:style style:name="T13" style:family="text">
      <style:text-properties style:use-window-font-color="true" style:text-position="0% 100%" style:text-underline-style="none" officeooo:rsid="009661be" style:font-name-asian="DejaVu Sans Mono" style:font-name-complex="DejaVu Sans Mono"/>
    </style:style>
    <style:style style:name="T14" style:family="text">
      <style:text-properties style:use-window-font-color="true" style:text-position="0% 100%" style:text-underline-style="none" officeooo:rsid="0098ee3f" style:font-name-asian="DejaVu Sans Mono" style:font-name-complex="DejaVu Sans Mono"/>
    </style:style>
    <style:style style:name="T15" style:family="text">
      <style:text-properties style:use-window-font-color="true" style:text-position="0% 100%" fo:font-size="8pt" style:text-underline-style="none" officeooo:rsid="0092a12e" style:font-name-asian="DejaVu Sans Mono" style:font-size-asian="8pt" style:font-name-complex="DejaVu Sans Mono" style:font-size-complex="8pt"/>
    </style:style>
    <style:style style:name="T16" style:family="text">
      <style:text-properties style:use-window-font-color="true" style:text-position="0% 100%" style:font-name="Linux Biolinum" fo:font-size="18pt" style:text-underline-style="none" officeooo:rsid="0094c5a4" style:font-name-asian="DejaVu Sans Mono" style:font-size-asian="18pt" style:font-name-complex="DejaVu Sans Mono" style:font-size-complex="18pt"/>
    </style:style>
    <style:style style:name="T17" style:family="text">
      <style:text-properties style:use-window-font-color="true" style:text-position="sub 58%" style:text-underline-style="none" officeooo:rsid="0092a12e" style:font-name-asian="DejaVu Sans Mono" style:font-name-complex="DejaVu Sans Mono"/>
    </style:style>
    <style:style style:name="T18" style:family="text">
      <style:text-properties style:use-window-font-color="true" style:text-position="sub 58%" style:text-underline-style="none" officeooo:rsid="00935dbc" style:font-name-asian="DejaVu Sans Mono" style:font-name-complex="DejaVu Sans Mono"/>
    </style:style>
    <style:style style:name="T19" style:family="text">
      <style:text-properties style:use-window-font-color="true" style:text-position="sub 58%" style:text-underline-style="none" officeooo:rsid="0095680d" style:font-name-asian="DejaVu Sans Mono" style:font-name-complex="DejaVu Sans Mono"/>
    </style:style>
    <style:style style:name="T20" style:family="text">
      <style:text-properties style:use-window-font-color="true" style:text-position="sub 58%" style:text-underline-style="none" officeooo:rsid="00957c0b" style:font-name-asian="DejaVu Sans Mono" style:font-name-complex="DejaVu Sans Mono"/>
    </style:style>
    <style:style style:name="T21" style:family="text">
      <style:text-properties style:use-window-font-color="true" style:text-position="super 58%" style:text-underline-style="none" officeooo:rsid="0092a12e" style:font-name-asian="DejaVu Sans Mono" style:font-name-complex="DejaVu Sans Mono"/>
    </style:style>
    <style:style style:name="T22" style:family="text">
      <style:text-properties style:use-window-font-color="true" style:text-position="super 58%" style:text-underline-style="none" officeooo:rsid="00935dbc" style:font-name-asian="DejaVu Sans Mono" style:font-name-complex="DejaVu Sans Mono"/>
    </style:style>
    <style:style style:name="T23" style:family="text">
      <style:text-properties style:use-window-font-color="true" style:text-position="super 58%" style:text-underline-style="none" officeooo:rsid="0094c5a4" style:font-name-asian="DejaVu Sans Mono" style:font-name-complex="DejaVu Sans Mono"/>
    </style:style>
    <style:style style:name="T24" style:family="text">
      <style:text-properties style:use-window-font-color="true" style:text-position="super 58%" style:text-underline-style="none" officeooo:rsid="0095680d" style:font-name-asian="DejaVu Sans Mono" style:font-name-complex="DejaVu Sans Mono"/>
    </style:style>
    <style:style style:name="T25" style:family="text">
      <style:text-properties style:use-window-font-color="true" style:text-position="super 58%" style:text-underline-style="none" officeooo:rsid="00957c0b" style:font-name-asian="DejaVu Sans Mono" style:font-name-complex="DejaVu Sans Mono"/>
    </style:style>
    <style:style style:name="T26" style:family="text">
      <style:text-properties style:use-window-font-color="true" style:text-position="super 58%" style:text-underline-style="none" officeooo:rsid="009661be" style:font-name-asian="DejaVu Sans Mono" style:font-name-complex="DejaVu Sans Mono"/>
    </style:style>
    <style:style style:name="T27" style:family="text">
      <style:text-properties style:text-underline-style="solid" style:text-underline-width="auto" style:text-underline-color="font-color" officeooo:rsid="0090a4dc"/>
    </style:style>
    <style:style style:name="T28" style:family="text">
      <style:text-properties officeooo:rsid="009814b1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1cm" draw:marker-start="Arrowheads_20_1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20<text:span text:style-name="T1">11</text:span>-(<text:span text:style-name="T1">04</text:span>)<text:span text:style-name="T1">apr</text:span>-<text:span text:style-name="T28">06</text:span>: dag <text:span text:style-name="T5">20</text:span></text:h>
      <text:p text:style-name="P2"/>
      <text:p text:style-name="P4">Enkelt sätt att hitta fel i en kod:</text:p>
      <text:p text:style-name="P4">paritetskontrollbit (jämför med sista siffran i personnummer).</text:p>
      <text:p text:style-name="P4"/>
      <text:p text:style-name="P4"><text:tab/><text:tab/>670723-146</text:p>
      <text:p text:style-name="P4"><text:tab/><text:tab/><text:tab/>↓</text:p>
      <text:p text:style-name="P4"><text:tab/><text:tab/>12, 7, 0, 7, 4, 3, 2, 4, 12</text:p>
      <text:p text:style-name="P4"><text:tab/><text:tab/><text:tab/>↓</text:p>
      <text:p text:style-name="P4"><text:tab/><text:tab/>1, 2, 7, 0, 7, 4, 3, 2, 4, 1, 2<text:tab/>Summa: 33</text:p>
      <text:p text:style-name="P4"/>
      <text:p text:style-name="P3"><text:span text:style-name="T5"><text:tab/><text:tab/><text:tab/><text:tab/><text:tab/><text:tab/><text:tab/>33 + </text:span><text:span text:style-name="T27">7</text:span><text:span text:style-name="T5"> = 40 ≡ 0 (mod 10)</text:span></text:p>
      <text:p text:style-name="P4"><text:tab/><text:tab/><text:tab/><text:tab/><text:tab/><text:tab/><text:tab/><text:tab/>↓</text:p>
      <text:p text:style-name="P3"><text:span text:style-name="T5"><text:tab/><text:tab/><text:tab/><text:tab/><text:tab/><text:tab/><text:tab/>670723-146</text:span><text:span text:style-name="T27">7</text:span></text:p>
      <text:p text:style-name="P4"/>
      <text:p text:style-name="P4"/>
      <text:p text:style-name="P4">Lite allmännare:</text:p>
      <text:p text:style-name="P4"/>
      <text:p text:style-name="P4"><text:tab/>(paritets)kontrollmatris</text:p>
      <text:p text:style-name="P4"/>
      <text:p text:style-name="P3"><draw:custom-shape text:anchor-type="paragraph" draw:z-index="1" draw:style-name="gr1" draw:text-style-name="P30" svg:width="0.292cm" svg:height="1.158cm" svg:x="8.225cm" svg:y="0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" draw:style-name="gr1" draw:text-style-name="P30" svg:width="0.424cm" svg:height="6.102cm" draw:transform="rotate (1.5707963267946) translate (1.96497222222222cm 1.5804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5"><text:tab/></text:span><text:span text:style-name="T5"><draw:frame draw:style-name="fr1" draw:name="Object1" text:anchor-type="as-char" svg:width="12.414cm" svg:height="1.15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/>
      <text:p text:style-name="P4"><text:tab/><text:tab/><text:tab/> <text:s text:c="7"/>n</text:p>
      <text:p text:style-name="P4"/>
      <text:p text:style-name="P4"/>
      <text:p text:style-name="P4"><text:tab/>Till H hör en linjär kod</text:p>
      <text:p text:style-name="P5"/>
      <text:p text:style-name="P15"><draw:line text:anchor-type="paragraph" draw:z-index="4" draw:style-name="gr2" draw:text-style-name="P30" svg:x1="12.088cm" svg:y1="1.706cm" svg:x2="12.829cm" svg:y2="0.568cm"><text:p/></draw:line><text:span text:style-name="T6"><text:tab/><text:tab/></text:span><text:span text:style-name="T7"><draw:frame draw:style-name="fr1" draw:name="Object2" text:anchor-type="as-char" svg:width="12.502cm" svg:height="0.84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/>
      <text:p text:style-name="P6"/>
      <text:p text:style-name="P6"><text:tab/><text:tab/><text:tab/><text:tab/><text:tab/><text:tab/><text:tab/>antalet linjärt oberoende rader i H.</text:p>
      <text:p text:style-name="P6"/>
      <text:p text:style-name="P6">Enkelt fall:</text:p>
      <text:p text:style-name="P6"/>
      <text:p text:style-name="P15"><text:span text:style-name="T7"><text:tab/></text:span><text:span text:style-name="T7"><draw:frame draw:style-name="fr1" draw:name="Object3" text:anchor-type="as-char" svg:width="3.792cm" svg:height="0.907cm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/>
      <text:p text:style-name="P6"><text:tab/>Sista (n − m) positionen kan väljas fritt.</text:p>
      <text:p text:style-name="P6"/>
      <text:p text:style-name="P6"/>
      <text:p text:style-name="P15"><text:span text:style-name="T7"><text:tab/></text:span><text:span text:style-name="T7"><draw:frame draw:style-name="fr1" draw:name="Object4" text:anchor-type="as-char" svg:width="6.653cm" svg:height="1.159cm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2"><text:span text:style-name="T8"><text:tab/>x</text:span><text:span text:style-name="T17">2</text:span><text:span text:style-name="T8"> och <text:s/>x</text:span><text:span text:style-name="T17">4</text:span><text:span text:style-name="T8"> kan vara godtyckliga,</text:span></text:p>
      <text:p text:style-name="P16"><text:span text:style-name="T8"><text:tab/>då bestäms x</text:span><text:span text:style-name="T17">1</text:span><text:span text:style-name="T8">, x</text:span><text:span text:style-name="T17">3</text:span><text:span text:style-name="T8">:<text:tab/>x</text:span><text:span text:style-name="T17">1</text:span><text:span text:style-name="T8"> + x</text:span><text:span text:style-name="T17">2</text:span><text:span text:style-name="T8"> + x</text:span><text:span text:style-name="T17">4</text:span><text:span text:style-name="T8"> = 0 ⇒ x</text:span><text:span text:style-name="T17">1</text:span><text:span text:style-name="T8"> = x</text:span><text:span text:style-name="T17">2</text:span><text:span text:style-name="T8"> + x</text:span><text:span text:style-name="T17">4</text:span></text:p>
      <text:p text:style-name="P16"><text:span text:style-name="T8"><text:tab/><text:tab/><text:tab/><text:tab/><text:tab/>x</text:span><text:span text:style-name="T17">2</text:span><text:span text:style-name="T8"> + x</text:span><text:span text:style-name="T17">3</text:span><text:span text:style-name="T8"> = 0 ⇒ x</text:span><text:span text:style-name="T17">3</text:span><text:span text:style-name="T8"> = x</text:span><text:span text:style-name="T17">2</text:span><text:span text:style-name="T8"><text:tab/><text:tab/><text:tab/><text:tab/>(i ℤ</text:span><text:span text:style-name="T17">2</text:span><text:span text:style-name="T8">)</text:span></text:p>
      <text:p text:style-name="P7"/>
      <text:p text:style-name="P7"/>
      <text:p text:style-name="P7"><text:tab/>C = {0000, 1001, 1110, 0111}</text:p>
      <text:p text:style-name="P7"><draw:line text:anchor-type="paragraph" draw:z-index="9" draw:style-name="gr2" draw:text-style-name="P30" svg:x1="3.304cm" svg:y1="2.423cm" svg:x2="4.812cm" svg:y2="0.386cm"><text:p/></draw:line></text:p>
      <text:p text:style-name="P7"/>
      <text:p text:style-name="P16"><text:span text:style-name="T8"><text:tab/>x</text:span><text:span text:style-name="T17">2</text:span><text:span text:style-name="T8">:<text:tab/>x</text:span><text:span text:style-name="T17">4</text:span><text:span text:style-name="T8">:</text:span></text:p>
      <text:p text:style-name="P7"><text:tab/>0<text:tab/>0</text:p>
      <text:p text:style-name="P7"><text:tab/>0<text:tab/>1</text:p>
      <text:p text:style-name="P7"><text:tab/>1<text:tab/>0</text:p>
      <text:p text:style-name="P7"><text:tab/>1<text:tab/>1</text:p>
      <text:p text:style-name="P7"/>
      <text:p text:style-name="P7"/>
      <text:p text:style-name="P7"/>
      <text:p text:style-name="P7"/>
      <text:p text:style-name="P7">Sats:<text:tab/>Om H inte har någon kolonn = 0 samt att alla kolonner är unika,</text:p>
      <text:p text:style-name="P7"><draw:line text:anchor-type="paragraph" draw:z-index="7" draw:style-name="gr2" draw:text-style-name="P30" svg:x1="4.865cm" svg:y1="1.048cm" svg:x2="3.489cm" svg:y2="0.439cm"><text:p/></draw:line><text:tab/>så rättar C ett fel.</text:p>
      <text:p text:style-name="P7"/>
      <text:p text:style-name="P7"><text:tab/><text:tab/><text:tab/><text:tab/>Koden som ges av H.</text:p>
      <text:p text:style-name="P7"/>
      <text:p text:style-name="P16"><text:span text:style-name="T8"><text:tab/>Ty:<text:tab/>Vi skall se att ω</text:span><text:span text:style-name="T17">min</text:span><text:span text:style-name="T8"> ≥ 3</text:span></text:p>
      <text:p text:style-name="P7"/>
      <text:p text:style-name="P7"><text:tab/><text:tab/>Hc = 0 <text:s text:c="3"/>och <text:s text:c="3"/>ω(c) = 1<text:tab/>skulle ge nollkolonn i H.</text:p>
      <text:p text:style-name="P7"><text:tab/><text:tab/>Hc = 0 <text:s text:c="3"/>och <text:s text:c="3"/>ω(c) = 2<text:tab/>ger två lika kolonner.</text:p>
      <text:p text:style-name="P7"/>
      <text:p text:style-name="P7"/>
      <text:p text:style-name="P7"/>
      <text:p text:style-name="P7"/>
      <text:p text:style-name="P7">Med sådana H är det lätt att rätta ett fel (på position i)</text:p>
      <text:p text:style-name="P7"/>
      <text:p text:style-name="P7"><draw:line text:anchor-type="paragraph" draw:z-index="10" draw:style-name="gr2" draw:text-style-name="P30" svg:x1="8.701cm" svg:y1="1.356cm" svg:x2="7.193cm" svg:y2="1.356cm"><text:p/></draw:line><draw:line text:anchor-type="paragraph" draw:z-index="11" draw:style-name="gr2" draw:text-style-name="P30" svg:x1="5.95cm" svg:y1="3.209cm" svg:x2="5.103cm" svg:y2="1.577cm"><text:p/></draw:line><draw:frame draw:style-name="fr1" draw:name="Object5" text:anchor-type="as-char" svg:width="9.684cm" svg:height="2.79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><text:tab/><text:tab/><text:tab/><text:tab/>kodord i koden</text:p>
      <text:p text:style-name="P7"/>
      <text:p text:style-name="P7"/>
      <text:p text:style-name="P7"><draw:line text:anchor-type="paragraph" draw:z-index="12" draw:style-name="gr2" draw:text-style-name="P30" svg:x1="2.536cm" svg:y1="1.565cm" svg:x2="2.166cm" svg:y2="0.457cm"><text:p/></draw:line>Så Hz = Hc + He = H:s i:te kolonn.</text:p>
      <text:p text:style-name="P7"/>
      <text:p text:style-name="P7"/>
      <text:p text:style-name="P7"><text:tab/><text:tab/>= 0 <text:s/>eftersom c är ett kodord</text:p>
      <text:p text:style-name="P7"><text:soft-page-break/>Exempel:</text:p>
      <text:p text:style-name="P7"/>
      <text:p text:style-name="P16"><text:span text:style-name="T8"><text:tab/></text:span><text:span text:style-name="T8"><draw:frame draw:style-name="fr1" draw:name="Object6" text:anchor-type="as-char" svg:width="4.145cm" svg:height="1.743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tab/>rättar enlig stsen minst ett fel.</text:span></text:p>
      <text:p text:style-name="P7"/>
      <text:p text:style-name="P7"/>
      <text:p text:style-name="P7"><text:tab/>Vi tar emot z = 11011, vad sändes?</text:p>
      <text:p text:style-name="P7"><text:tab/>(Förutsätt att bara ett fel uppstod.)</text:p>
      <text:p text:style-name="P7"/>
      <text:p text:style-name="P7"/>
      <text:p text:style-name="P16"><text:span text:style-name="T8"><text:tab/></text:span><text:span text:style-name="T8"><draw:frame draw:style-name="fr1" draw:name="Object7" text:anchor-type="as-char" svg:width="10.507cm" svg:height="2.798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"/>
      <text:p text:style-name="P7"><text:tab/>Så första biten (siffran) är fel. <text:s text:c="5"/>⇒ <text:s text:c="5"/>c = 01011</text:p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15" draw:style-name="gr1" draw:text-style-name="P30" svg:width="0.503cm" svg:height="2.303cm" draw:transform="rotate (-1.57079632679579) translate (5.07823611111111cm 0.478013888888889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Hammingkod:<text:tab/>H med alla kolonner unika och inte 0.</text:p>
      <text:p text:style-name="P7"/>
      <text:p text:style-name="P16"><draw:custom-shape text:anchor-type="paragraph" draw:z-index="16" draw:style-name="gr1" draw:text-style-name="P30" svg:width="0.503cm" svg:height="1.581cm" draw:transform="rotate (1.5707963267946) translate (3.54894444444444cm 0.9736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8"><text:tab/><text:tab/> </text:span><text:span text:style-name="T15"><text:s/></text:span><text:span text:style-name="T8">r × (2</text:span><text:span text:style-name="T21">r</text:span><text:span text:style-name="T8"> − 1)</text:span></text:p>
      <text:p text:style-name="P7"><text:tab/><text:tab/><text:tab/></text:p>
      <text:p text:style-name="P8"><text:tab/><text:tab/><text:tab/>Maximal bredd</text:p>
      <text:p text:style-name="P8"/>
      <text:p text:style-name="P8"/>
      <text:p text:style-name="P8">Exempel:</text:p>
      <text:p text:style-name="P8"><text:tab/>r = 2</text:p>
      <text:p text:style-name="P17"><text:span text:style-name="T9"><text:tab/>2</text:span><text:span text:style-name="T22">r</text:span><text:span text:style-name="T9"> − 1 = 3</text:span></text:p>
      <text:p text:style-name="P8"/>
      <text:p text:style-name="P17"><text:span text:style-name="T9"><text:tab/></text:span><text:span text:style-name="T9"><draw:frame draw:style-name="fr1" draw:name="Object8" text:anchor-type="as-char" svg:width="2.85cm" svg:height="1.159cm" draw:z-index="1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/>
      <text:p text:style-name="P17"><text:span text:style-name="T9"><text:tab/>r stycken ger x</text:span><text:span text:style-name="T18">1</text:span><text:span text:style-name="T9">, x</text:span><text:span text:style-name="T18">2</text:span><text:span text:style-name="T9">, …, x</text:span><text:span text:style-name="T18">r</text:span><text:span text:style-name="T9"> uttryckta i resten.</text:span></text:p>
      <text:p text:style-name="P8"/>
      <text:p text:style-name="P17"><text:span text:style-name="T9"><text:tab/>Dimension:<text:tab/><text:tab/>k = 2</text:span><text:span text:style-name="T22">r</text:span><text:span text:style-name="T9"> − r − 1</text:span></text:p>
      <text:p text:style-name="P8"><text:tab/>Minsta avstånd:<text:tab/>δ = 3</text:p>
      <text:p text:style-name="P17"><text:span text:style-name="T9"><text:tab/>Längd:<text:tab/><text:tab/>n = 2</text:span><text:span text:style-name="T22">r</text:span><text:span text:style-name="T9"> − 1</text:span></text:p>
      <text:p text:style-name="P8"/>
      <text:p text:style-name="P17"><text:span text:style-name="T9"><text:tab/></text:span><text:span text:style-name="T9"><draw:frame draw:style-name="fr1" draw:name="Object9" text:anchor-type="as-char" svg:width="3.865cm" svg:height="0.647cm" draw:z-index="1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3"><text:tab/>Sfärpackningssatsen med e = 1:</text:p>
      <text:p text:style-name="P8"/>
      <text:p text:style-name="P17"><text:span text:style-name="T9"><text:tab/><text:tab/></text:span><text:span text:style-name="T9"><draw:frame draw:style-name="fr1" draw:name="Object10" text:anchor-type="as-char" svg:width="3.501cm" svg:height="1.214cm" draw:z-index="1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8"/>
      <text:p text:style-name="P8"><text:tab/><text:tab/><text:tab/>⇓</text:p>
      <text:p text:style-name="P8"/>
      <text:p text:style-name="P17"><text:span text:style-name="T9"><text:tab/><text:tab/></text:span><text:span text:style-name="T9"><draw:frame draw:style-name="fr1" draw:name="Object11" text:anchor-type="as-char" svg:width="4.302cm" svg:height="1.235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"/>
      <text:p text:style-name="P8"><text:tab/><text:tab/><text:tab/>⇓</text:p>
      <text:p text:style-name="P8"/>
      <text:p text:style-name="P17"><text:span text:style-name="T9"><text:tab/><text:tab/></text:span><text:span text:style-name="T9"><draw:frame draw:style-name="fr1" draw:name="Object12" text:anchor-type="as-char" svg:width="2.2cm" svg:height="1.235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8"/>
      <text:p text:style-name="P8"><text:tab/><text:tab/><text:tab/>⇓</text:p>
      <text:p text:style-name="P8"/>
      <text:p text:style-name="P17"><text:span text:style-name="T9"><text:tab/><text:tab/> <text:s text:c="4"/></text:span><text:span text:style-name="T9"><draw:frame draw:style-name="fr1" draw:name="Object13" text:anchor-type="as-char" svg:width="1.528cm" svg:height="0.547cm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<text:tab/><text:tab/>Likhet!</text:span></text:p>
      <text:p text:style-name="P8"><text:tab/><text:tab/><text:tab/><text:tab/><text:tab/>Perfekta koder.</text:p>
      <text:p text:style-name="P8"/>
      <text:p text:style-name="P8"/>
      <text:p text:style-name="P8"><text:tab/>Exempelet:</text:p>
      <text:p text:style-name="P8"/>
      <text:p text:style-name="P17"><text:span text:style-name="T9"><text:tab/><text:tab/></text:span><text:span text:style-name="T9"><draw:frame draw:style-name="fr1" draw:name="Object14" text:anchor-type="as-char" svg:width="8.391cm" svg:height="1.159cm" draw:z-index="2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/>
      <text:p text:style-name="P8"/>
      <text:p text:style-name="P17"><text:span text:style-name="T9"><text:tab/><text:tab/></text:span><text:span text:style-name="T9"><draw:frame draw:style-name="fr1" draw:name="Object15" text:anchor-type="as-char" svg:width="6.204cm" svg:height="1.535cm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8"/>
      <text:p text:style-name="P17"><text:span text:style-name="T9"><text:tab/><text:tab/>H ger:<text:tab/>x</text:span><text:span text:style-name="T18">2</text:span><text:span text:style-name="T9"> + x</text:span><text:span text:style-name="T18">3</text:span><text:span text:style-name="T9"> = 0<text:tab/> <text:s/>(rad 1)</text:span></text:p>
      <text:p text:style-name="P17"><text:span text:style-name="T9"><text:tab/><text:tab/><text:tab/><text:tab/>x</text:span><text:span text:style-name="T18">1</text:span><text:span text:style-name="T9"> + x</text:span><text:span text:style-name="T18">3</text:span><text:span text:style-name="T9"> = 0<text:tab/> <text:s/>(rad 2)</text:span></text:p>
      <text:p text:style-name="P8"/>
      <text:p text:style-name="P17"><text:span text:style-name="T9"><text:tab/><text:tab/>Alltså:<text:tab/>Antingen<text:tab/>x</text:span><text:span text:style-name="T18">2</text:span><text:span text:style-name="T9"> = 1 <text:s/>⇒ <text:s/>x</text:span><text:span text:style-name="T18">3</text:span><text:span text:style-name="T9"> = 1 <text:s/>&amp; <text:s/>x</text:span><text:span text:style-name="T18">1</text:span><text:span text:style-name="T9"> = 1</text:span></text:p>
      <text:p text:style-name="P17"><text:span text:style-name="T9"><text:tab/><text:tab/><text:tab/><text:tab/>eller<text:tab/><text:tab/>x</text:span><text:span text:style-name="T18">2</text:span><text:span text:style-name="T9"> = 0 <text:s/>⇒ <text:s/>x</text:span><text:span text:style-name="T18">3</text:span><text:span text:style-name="T9"> = 1 <text:s/>&amp; <text:s/>x</text:span><text:span text:style-name="T18">1</text:span><text:span text:style-name="T9"> = 1</text:span></text:p>
      <text:p text:style-name="P8"/>
      <text:p text:style-name="P8"/>
      <text:p text:style-name="P23">Kryptering (mest RSA)</text:p>
      <text:p text:style-name="P8"/>
      <text:p text:style-name="P8"/>
      <text:p text:style-name="P8">Koder för att skydda information från obehöriga</text:p>
      <text:p text:style-name="P8"/>
      <text:p text:style-name="P8">Allmänt:</text:p>
      <text:p text:style-name="P8"/>
      <text:p text:style-name="P17"><draw:line text:anchor-type="paragraph" draw:z-index="26" draw:style-name="gr3" draw:text-style-name="P30" svg:x1="2.669cm" svg:y1="1.353cm" svg:x2="4.442cm" svg:y2="1.353cm"><text:p/></draw:line><draw:line text:anchor-type="paragraph" draw:z-index="25" draw:style-name="gr3" draw:text-style-name="P30" svg:x1="4.495cm" svg:y1="0.744cm" svg:x2="2.722cm" svg:y2="0.744cm"><text:p/></draw:line><text:span text:style-name="T9"><text:tab/></text:span><text:span text:style-name="T14"><text:tab/> <text:s text:c="6"/>E</text:span></text:p>
      <text:p text:style-name="P28"><text:span text:style-name="T14"><text:tab/>𝓜<text:tab/><text:tab/> <text:s text:c="2"/>𝓒</text:span></text:p>
      <text:p text:style-name="P27"><text:span text:style-name="T14"><text:tab/><text:tab/> <text:s text:c="6"/>D</text:span></text:p>
      <text:p text:style-name="P17"><text:span text:style-name="T9"/></text:p>
      <text:p text:style-name="P8"/>
      <text:p text:style-name="P9"><text:tab/>𝓜<text:tab/>— Meddelandet i klartext</text:p>
      <text:p text:style-name="P9"><text:tab/>𝓒<text:tab/>— Chiffer, krypterad text</text:p>
      <text:p text:style-name="P9"><text:tab/></text:p>
      <text:p text:style-name="P9"><text:tab/>E<text:tab/>— Kryptering</text:p>
      <text:p text:style-name="P9"><text:tab/>D<text:tab/>— Dekrypering (avkryptering)</text:p>
      <text:p text:style-name="P10"/>
      <text:p text:style-name="P18"><text:span text:style-name="T10"><text:tab/>D = E</text:span><text:span text:style-name="T23">−1</text:span></text:p>
      <text:p text:style-name="P10"/>
      <text:p text:style-name="P10"/>
      <text:p text:style-name="P10"/>
      <text:p text:style-name="P10">Klassiskt chiffer: byta bokstäver,</text:p>
      <text:p text:style-name="P10">vanligtvis måste då E och D vara hemliga.</text:p>
      <text:p text:style-name="P10"/>
      <text:p text:style-name="P10"/>
      <text:p text:style-name="P10">Ny idé:<text:tab/>(Diffle, Hellman, 1976)</text:p>
      <text:p text:style-name="P10"/>
      <text:p text:style-name="P10"><text:tab/>Offentlig nyckel E: allmänt känd, men så pass komplicerad</text:p>
      <text:p text:style-name="P10"><text:tab/>att det är svårt(!) att bestämma inversen, D.</text:p>
      <text:p text:style-name="P10"/>
      <text:p text:style-name="P10"><text:tab/>Kallas envägsfunktion.</text:p>
      <text:p text:style-name="P10"/>
      <text:p text:style-name="P10"/>
      <text:p text:style-name="P10">Exempel på sådant system:</text:p>
      <text:p text:style-name="P10"/>
      <text:p text:style-name="P18"><text:span text:style-name="T10"><text:tab/>RSA (Rivest, Shamir Adleman)<text:tab/>Simon Singh: Kodboken (</text:span><text:span text:style-name="T16">☺</text:span><text:span text:style-name="T10">)</text:span></text:p>
      <text:p text:style-name="P10"/>
      <text:p text:style-name="P10"><text:tab/>Fermats lilla sats är grunden till RSA.</text:p>
      <text:p text:style-name="P10"/>
      <text:p text:style-name="P24">Fermats lilla sats</text:p>
      <text:p text:style-name="P11"/>
      <text:p text:style-name="P19"><text:span text:style-name="T11">Om p är ett primtal och a ∈ ℤ</text:span><text:span text:style-name="T19">p</text:span><text:span text:style-name="T11">\{0}:</text:span></text:p>
      <text:p text:style-name="P11"/>
      <text:p text:style-name="P19"><text:span text:style-name="T11"><text:tab/>a</text:span><text:span text:style-name="T24">p − 1</text:span><text:span text:style-name="T11"> = 1<text:tab/>i ℤ</text:span><text:span text:style-name="T19">p</text:span><text:span text:style-name="T11"><text:tab/><text:tab/></text:span><text:span text:style-name="T2">(a</text:span><text:span text:style-name="T4">p − 1</text:span><text:span text:style-name="T2"> ≡ 1 (mod p))</text:span></text:p>
      <text:p text:style-name="P11"/>
      <text:p text:style-name="P19"><text:span text:style-name="T11"><text:tab/>p ∤ a <text:s/>⇒ <text:s/>p | a</text:span><text:span text:style-name="T24">p − 1</text:span><text:span text:style-name="T11"> − 1<text:tab/>i ℤ</text:span></text:p>
      <text:p text:style-name="P19"><text:span text:style-name="T11"><text:tab/>p | a</text:span><text:span text:style-name="T24">p</text:span><text:span text:style-name="T11"> − a<text:tab/>alla a</text:span></text:p>
      <text:p text:style-name="P11"/>
      <text:p text:style-name="P11"/>
      <text:p text:style-name="P11"/>
      <text:p text:style-name="P11">Exempel:</text:p>
      <text:p text:style-name="P11"/>
      <text:p text:style-name="P19"><text:span text:style-name="T11"><text:tab/>5</text:span><text:span text:style-name="T24">6</text:span><text:span text:style-name="T11"> = {5</text:span><text:span text:style-name="T24">6</text:span><text:span text:style-name="T11"> = 5</text:span><text:span text:style-name="T24">7 − 1</text:span><text:span text:style-name="T11">} = 15625 = 2232⋅7 + 1</text:span></text:p>
      <text:p text:style-name="P11"/>
      <text:p text:style-name="P11"/>
      <text:p text:style-name="P19"><text:span text:style-name="T11">Ty:<text:tab/>a ∈ ℤ</text:span><text:span text:style-name="T19">p</text:span><text:span text:style-name="T11">\{0}</text:span></text:p>
      <text:p text:style-name="P11"><draw:line text:anchor-type="paragraph" draw:z-index="27" draw:style-name="gr4" draw:text-style-name="P30" svg:x1="2.722cm" svg:y1="0.067cm" svg:x2="3.727cm" svg:y2="1.02cm"><text:p/></draw:line></text:p>
      <text:p text:style-name="P11"/>
      <text:p text:style-name="P11"><text:tab/><text:tab/><text:tab/>En grupp med multiplikation, med p − 1 stycken element.</text:p>
      <text:p text:style-name="P19"><text:span text:style-name="T11"><text:tab/><text:tab/><text:tab/>Så a</text:span><text:span text:style-name="T24">p − 1</text:span><text:span text:style-name="T11"> = 1 i ℤ</text:span><text:span text:style-name="T19">p</text:span><text:span text:style-name="T11">.</text:span></text:p>
      <text:p text:style-name="P11"/>
      <text:p text:style-name="P11"/>
      <text:p text:style-name="P11"/>
      <text:p text:style-name="P11">Följdsats:</text:p>
      <text:p text:style-name="P11"/>
      <text:p text:style-name="P11"><text:tab/>Låt p, q vara olika primtal</text:p>
      <text:p text:style-name="P11"/>
      <text:p text:style-name="P11"><text:tab/>n = pq, m = (p − 1)(q − 1)</text:p>
      <text:p text:style-name="P11"/>
      <text:p text:style-name="P19"><text:span text:style-name="T11"><text:tab/>s ≡ 1 (mod m) <text:s/>⇒ <text:s/>x</text:span><text:span text:style-name="T24">s</text:span><text:span text:style-name="T11"> ≡ x (mod n)<text:tab/>för alla x ∈ ℤ</text:span></text:p>
      <text:p text:style-name="P11"/>
      <text:p text:style-name="P11"/>
      <text:p text:style-name="P11">Ty:</text:p>
      <text:p text:style-name="P11"><text:tab/>s = 1 + k(p − 1)(q − 1), något heltal k</text:p>
      <text:p text:style-name="P11"/>
      <text:p text:style-name="P19"><text:span text:style-name="T11"><text:tab/>x</text:span><text:span text:style-name="T24">s</text:span><text:span text:style-name="T11"> − x = x(x</text:span><text:span text:style-name="T24">k(p − 1)(q − 1)</text:span><text:span text:style-name="T11"> − 1) = x((x</text:span><text:span text:style-name="T24">(p − 1)</text:span><text:span text:style-name="T11">)</text:span><text:span text:style-name="T24">(q − 1)k</text:span><text:span text:style-name="T11">− 1) ≡</text:span></text:p>
      <text:p text:style-name="P19"><text:span text:style-name="T11"><text:tab/>≡ x(1</text:span><text:span text:style-name="T24">k</text:span><text:span text:style-name="T11"> − 1) = x(1 − 1) = x⋅0 = 0<text:tab/><text:tab/><text:tab/><text:tab/>(mod p, q)</text:span></text:p>
      <text:p text:style-name="P11"/>
      <text:p text:style-name="P19"><text:span text:style-name="T11"><text:tab/>p, q \ x</text:span><text:span text:style-name="T24">5</text:span><text:span text:style-name="T11"> − x<text:tab/>så <text:tab/>n = pq \ x</text:span><text:span text:style-name="T24">5</text:span><text:span text:style-name="T11"> − x</text:span></text:p>
      <text:p text:style-name="P11"><draw:line text:anchor-type="paragraph" draw:z-index="28" draw:style-name="gr4" draw:text-style-name="P30" svg:x1="7.294cm" svg:y1="0.058cm" svg:x2="7.426cm" svg:y2="1.063cm"><text:p/></draw:line><draw:line text:anchor-type="paragraph" draw:z-index="29" draw:style-name="gr4" draw:text-style-name="P30" svg:x1="7.558cm" svg:y1="0.058cm" svg:x2="7.426cm" svg:y2="1.063cm"><text:p/></draw:line></text:p>
      <text:p text:style-name="P11"/>
      <text:p text:style-name="P11"><text:tab/><text:tab/><text:tab/><text:tab/><text:tab/>dualprimtal</text:p>
      <text:p text:style-name="P11"/>
      <text:p text:style-name="P25">RSA-systemet på på satsen:</text:p>
      <text:p text:style-name="P12"/>
      <text:p text:style-name="P20"><text:span text:style-name="T12"><text:tab/>Tag två olika stora(!) primtal, p, q.<text:tab/>(~ 10</text:span><text:span text:style-name="T25">150</text:span><text:span text:style-name="T12">)</text:span></text:p>
      <text:p text:style-name="P12"><text:tab/>Beräkna n = pq, m = (p − 1)(q − 1)</text:p>
      <text:p text:style-name="P12"><text:tab/>Välj e med sgd(e, m) = 1 och</text:p>
      <text:p text:style-name="P12"><text:tab/>finn d med ed ≡ 1 (mod m)<text:tab/>(Euklides' algoritm)</text:p>
      <text:p text:style-name="P12"/>
      <text:p text:style-name="P20"><text:span text:style-name="T12"><text:tab/>Offentliggör n och e, men hemlighåll d </text:span><text:span text:style-name="T3">(kasta m)</text:span><text:span text:style-name="T12">.</text:span></text:p>
      <text:p text:style-name="P12"/>
      <text:p text:style-name="P20"><text:span text:style-name="T12"><text:tab/>E(x) ≡ x</text:span><text:span text:style-name="T25">e</text:span><text:span text:style-name="T12"> (mod n)<text:tab/><text:tab/>E : </text:span><text:span text:style-name="T11">ℤ</text:span><text:span text:style-name="T20">n</text:span><text:span text:style-name="T12"> → </text:span><text:span text:style-name="T11">ℤ</text:span><text:span text:style-name="T20">n</text:span></text:p>
      <text:p text:style-name="P20"><text:span text:style-name="T12"><text:tab/>D(x) ≡ x</text:span><text:span text:style-name="T25">d</text:span><text:span text:style-name="T12"> (mod n)<text:tab/><text:tab/>D : </text:span><text:span text:style-name="T11">ℤ</text:span><text:span text:style-name="T20">n</text:span><text:span text:style-name="T12"> → </text:span><text:span text:style-name="T11">ℤ</text:span><text:span text:style-name="T20">n</text:span></text:p>
      <text:p text:style-name="P12"/>
      <text:p text:style-name="P20"><text:span text:style-name="T12"><text:tab/>Gäller enär D(E(x)) ≡ (E(x))</text:span><text:span text:style-name="T25">d</text:span><text:span text:style-name="T12"> ≡ (x</text:span><text:span text:style-name="T25">e</text:span><text:span text:style-name="T12">)</text:span><text:span text:style-name="T25">d</text:span><text:span text:style-name="T12"> = x</text:span><text:span text:style-name="T25">ed</text:span><text:span text:style-name="T12"> ≡ x (mod n)</text:span></text:p>
      <text:p text:style-name="P12"/>
      <text:p text:style-name="P12"><text:tab/>∴<text:tab/>D(E(x)) = E(D(x))</text:p>
      <text:p text:style-name="P12"/>
      <text:p text:style-name="P12"/>
      <text:p text:style-name="P12"><text:tab/>E är en envägsfunktion (gör det klurigt) ty det är (troligen)</text:p>
      <text:p text:style-name="P12"><text:tab/>svårt att primtalsfaktorisera stora tal.</text:p>
      <text:p text:style-name="P12"/>
      <text:p text:style-name="P12"/>
      <text:p text:style-name="P12"/>
      <text:p text:style-name="P12">Elektronisk signatur</text:p>
      <text:p text:style-name="P12"/>
      <text:p text:style-name="P12"><text:tab/>B skickar till A:</text:p>
      <text:p text:style-name="P12"/>
      <text:p text:style-name="P20"><text:span text:style-name="T12"><text:tab/><text:tab/>E</text:span><text:span text:style-name="T20">A</text:span><text:span text:style-name="T12">(D</text:span><text:span text:style-name="T20">B</text:span><text:span text:style-name="T12">(x)) eller D</text:span><text:span text:style-name="T20">B</text:span><text:span text:style-name="T12">(E</text:span><text:span text:style-name="T20">A</text:span><text:span text:style-name="T12">(x))</text:span></text:p>
      <text:p text:style-name="P12"/>
      <text:p text:style-name="P12"/>
      <text:p text:style-name="P12"><text:tab/>För att läsa det gör A:</text:p>
      <text:p text:style-name="P12"/>
      <text:p text:style-name="P20"><text:span text:style-name="T12"><text:tab/><text:tab/>D</text:span><text:span text:style-name="T20">A</text:span><text:span text:style-name="T12">(E</text:span><text:span text:style-name="T20">A</text:span><text:span text:style-name="T12">(D</text:span><text:span text:style-name="T20">B</text:span><text:span text:style-name="T12">(x))) = D</text:span><text:span text:style-name="T20">B</text:span><text:span text:style-name="T12">(x) och så:</text:span></text:p>
      <text:p text:style-name="P12"/>
      <text:p text:style-name="P20"><text:span text:style-name="T12"><text:tab/><text:tab/>E</text:span><text:span text:style-name="T20">B</text:span><text:span text:style-name="T12">(D</text:span><text:span text:style-name="T20">B</text:span><text:span text:style-name="T12">(x)) = x<text:tab/><text:tab/>(E</text:span><text:span text:style-name="T20">B</text:span><text:span text:style-name="T12"> är offentlig)</text:span></text:p>
      <text:p text:style-name="P12"/>
      <text:p text:style-name="P12"/>
      <text:p text:style-name="P20"><text:span text:style-name="T12"><text:tab/>Kan läsas bara av den som har tillgång till D</text:span><text:span text:style-name="T20">A</text:span><text:span text:style-name="T12"> (alltså A) och</text:span></text:p>
      <text:p text:style-name="P20"><text:span text:style-name="T12"><text:tab/>bara skrivits av den med D</text:span><text:span text:style-name="T20">B</text:span><text:span text:style-name="T12"> (alltså B).</text:span></text:p>
      <text:p text:style-name="P12"/>
      <text:p text:style-name="P12"/>
      <text:p text:style-name="P12"><text:tab/>Alternativt:</text:p>
      <text:p text:style-name="P12"/>
      <text:p text:style-name="P12"><text:tab/><text:tab/>Offentliggör D(x), alla kan läsa med E,</text:p>
      <text:p text:style-name="P12"><text:tab/><text:tab/>men bara den som hade D kunde ha skrivit det.</text:p>
      <text:p text:style-name="P12"/>
      <text:p text:style-name="P25">Hur får man tag i stora primtal, p, q?</text:p>
      <text:p text:style-name="P12"/>
      <text:p text:style-name="P12"><text:tab/>Det finns ganska gott om primtal.</text:p>
      <text:p text:style-name="P12"><text:tab/>Sannolikheten för att ett tal ska ara primtal:</text:p>
      <text:p text:style-name="P12"/>
      <text:p text:style-name="P20"><text:span text:style-name="T12"><text:tab/><text:tab/></text:span><text:span text:style-name="T12"><draw:frame draw:style-name="fr1" draw:name="Object17" text:anchor-type="as-char" svg:width="7.608cm" svg:height="1.044cm" draw:z-index="3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2"/>
      <text:p text:style-name="P12"/>
      <text:p text:style-name="P12"><text:tab/>det svåra är dock att känna igenom dem, hur gör vi?</text:p>
      <text:p text:style-name="P12"/>
      <text:p text:style-name="P12"/>
      <text:p text:style-name="P12"/>
      <text:p text:style-name="P12"/>
      <text:p text:style-name="P12"/>
      <text:p text:style-name="P12"/>
      <text:p text:style-name="P12">Primtalitetstest</text:p>
      <text:p text:style-name="P12"/>
      <text:p text:style-name="P12"/>
      <text:p text:style-name="P20"><text:span text:style-name="T12">Pröva </text:span><text:span text:style-name="T13">faktorer<text:tab/>(</text:span><text:span text:style-name="T13"><draw:frame draw:style-name="fr1" draw:name="Object18" text:anchor-type="as-char" svg:width="2.053cm" svg:height="0.545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)</text:span></text:p>
      <text:p text:style-name="P13"/>
      <text:p text:style-name="P14">Fermats lilla sats!</text:p>
      <text:p text:style-name="P14"/>
      <text:p text:style-name="P14"/>
      <text:p text:style-name="P14">Fermattestet:</text:p>
      <text:p text:style-name="P14"/>
      <text:p text:style-name="P14"><text:tab/>(Med bas b) för primtalitet hos N</text:p>
      <text:p text:style-name="P14"/>
      <text:p text:style-name="P21"><text:span text:style-name="T13"><text:tab/>Är b</text:span><text:span text:style-name="T26">N − 1</text:span><text:span text:style-name="T13"> ≡ 1 (mod N)?</text:span></text:p>
      <text:p text:style-name="P14"/>
      <text:p text:style-name="P14"><text:tab/><text:tab/>Nej:<text:tab/>N sammansatt, ej primtal.</text:p>
      <text:p text:style-name="P14"/>
      <text:p text:style-name="P14"><text:tab/><text:tab/>Ja:<text:tab/>Vi vet inte säkert.</text:p>
      <text:p text:style-name="P14"/>
      <text:p text:style-name="P14"/>
      <text:p text:style-name="P14">Pseudoprimtal <text:s/>(bas b)</text:p>
      <text:p text:style-name="P14"/>
      <text:p text:style-name="P14"><text:tab/>Sammansatta tal som klarar testet</text:p>
      <text:p text:style-name="P14"/>
      <text:p text:style-name="P14"><text:tab/>Till exempel för bas 2:</text:p>
      <text:p text:style-name="P14"/>
      <text:p text:style-name="P14"><text:tab/><text:tab/>341 = 11 ⋅ 31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9T18:28:13</dc:date>
    <dc:creator>Mattias </dc:creator>
    <meta:editing-duration>PT67H06M20S</meta:editing-duration>
    <meta:editing-cycles>79</meta:editing-cycles>
    <meta:generator>OpenOffice.org/3.2$Unix OpenOffice.org_project/320m19$Build-9505</meta:generator>
    <meta:document-statistic meta:table-count="0" meta:image-count="0" meta:object-count="17" meta:page-count="8" meta:paragraph-count="158" meta:word-count="889" meta:character-count="4114"/>
  </office:meta>
</office:document-meta>
</file>

<file path=Object 1/content.xml><?xml version="1.0" encoding="utf-8"?>
<math xmlns="http://www.w3.org/1998/Math/MathML">
  <semantics>
    <mrow>
      <mrow>
        <mi mathvariant="normal">H</mi>
        <mi mathvariant="normal">=</mi>
        <mfenced open="" close="">
          <mtable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  <mtd>
                <mi mathvariant="normal">⋯</mi>
              </mtd>
              <mtd>
                <mn>0</mn>
              </mtd>
            </mtr>
            <mtr>
              <mtd>
                <mi mathvariant="normal">⋮</mi>
              </mtd>
              <mtd>
                <mi mathvariant="normal">⋱</mi>
              </mtd>
              <mtd>
                <mtext/>
              </mtd>
              <mtd>
                <mtext/>
              </mtd>
              <mtd>
                <mtext/>
              </mtd>
              <mtd>
                <mtext/>
              </mtd>
              <mtd>
                <mtext/>
              </mtd>
              <mtd>
                <mtext/>
              </mtd>
              <mtd>
                <mtext/>
              </mtd>
            </mtr>
          </mtable>
        </mfenced>
      </mrow>
      <mi/>
      <mi mathvariant="normal">m</mi>
      <mi/>
      <mtext>m × n 0/1-matris</mtext>
    </mrow>
    <annotation encoding="StarMath 5.0">H = left ( matrix{0#1#1#0#1#0#1#⋯#0##⋮#⋱#""#""#""#""#""#""#""} right ) ~~ m ~~~~~~ "m × n 0/1-matris"</annotation>
  </semantics>
</math>
</file>

<file path=Object 10/content.xml><?xml version="1.0" encoding="utf-8"?>
<math xmlns="http://www.w3.org/1998/Math/MathML">
  <semantics>
    <mrow>
      <mtext>|C|</mtext>
      <mfenced open="" close="">
        <mrow>
          <mtext>1 + </mtext>
          <mfenced open="" close="">
            <mtable>
              <mtr>
                <mtd>
                  <mi mathvariant="normal">n</mi>
                </mtd>
              </mtr>
            </mtable>
          </mfenced>
        </mrow>
      </mfenced>
      <msup>
        <mtext> ≤ 2</mtext>
        <mi mathvariant="normal">n</mi>
      </msup>
    </mrow>
    <annotation encoding="StarMath 5.0">"|C|" left ( "1 + " left ( binom n 1 right ) right ) " ≤ 2"^n</annotation>
  </semantics>
</math>
</file>

<file path=Object 11/content.xml><?xml version="1.0" encoding="utf-8"?>
<math xmlns="http://www.w3.org/1998/Math/MathML">
  <semantics>
    <mrow>
      <mrow>
        <msup>
          <mn>2</mn>
          <mrow>
            <msup>
              <mn>2</mn>
              <mstyle mathsize="150%">
                <mrow>
                  <mi mathvariant="normal">r</mi>
                </mrow>
              </mstyle>
            </msup>
            <mtext> − r − 1</mtext>
          </mrow>
        </msup>
        <mi mathvariant="normal">⋅</mi>
        <munder>
          <munder>
            <mtext>(1 + n)</mtext>
            <mo stretchy="false"></mo>
          </munder>
          <msup>
            <mn>2</mn>
            <mstyle mathsize="150%">
              <mrow>
                <mi mathvariant="normal">r</mi>
              </mrow>
            </mstyle>
          </msup>
        </munder>
      </mrow>
      <msup>
        <mtext> ≤ 2</mtext>
        <mi mathvariant="normal">n</mi>
      </msup>
    </mrow>
    <annotation encoding="StarMath 5.0">2^{2^{size *1.5 r} " − r − 1"} cdot {"(1 + n)" underbrace {2^{size *1.5 r}}} " ≤ 2"^n</annotation>
  </semantics>
</math>
</file>

<file path=Object 12/content.xml><?xml version="1.0" encoding="utf-8"?>
<math xmlns="http://www.w3.org/1998/Math/MathML">
  <semantics>
    <mrow>
      <munder>
        <munder>
          <msup>
            <mn>2</mn>
            <mrow>
              <msup>
                <mn>2</mn>
                <mstyle mathsize="150%">
                  <mrow>
                    <mi mathvariant="normal">r</mi>
                  </mrow>
                </mstyle>
              </msup>
              <mtext> − 1</mtext>
            </mrow>
          </msup>
          <mo stretchy="false"></mo>
        </munder>
        <msup>
          <mn>2</mn>
          <mstyle mathsize="150%">
            <mrow>
              <mi mathvariant="normal">n</mi>
            </mrow>
          </mstyle>
        </msup>
      </munder>
      <msup>
        <mtext> ≤ 2</mtext>
        <mi mathvariant="normal">n</mi>
      </msup>
    </mrow>
    <annotation encoding="StarMath 5.0">{2^{2^{size *1.5 r} " − 1"}} underbrace {2^{size *1.5 n}} " ≤ 2"^n</annotation>
  </semantics>
</math>
</file>

<file path=Object 13/content.xml><?xml version="1.0" encoding="utf-8"?>
<math xmlns="http://www.w3.org/1998/Math/MathML">
  <semantics>
    <mrow>
      <msup>
        <mn>2</mn>
        <mi mathvariant="normal">n</mi>
      </msup>
      <msup>
        <mtext> ≤ 2</mtext>
        <mi mathvariant="normal">n</mi>
      </msup>
    </mrow>
    <annotation encoding="StarMath 5.0">2^n " ≤ 2"^n</annotation>
  </semantics>
</math>
</file>

<file path=Object 14/content.xml><?xml version="1.0" encoding="utf-8"?>
<math xmlns="http://www.w3.org/1998/Math/MathML">
  <semantics>
    <mrow>
      <mtext>H = </mtext>
      <mfenced open="" close="">
        <mtable>
          <mtr>
            <mtd>
              <mn>0</mn>
            </mtd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1</mn>
            </mtd>
          </mtr>
        </mtable>
      </mfenced>
      <mi/>
      <mover>
        <mtext>ger:</mtext>
        <mtext>Hx = 0</mtext>
      </mover>
      <mi/>
      <mtext>C = {000, 111}</mtext>
    </mrow>
    <annotation encoding="StarMath 5.0">"H = " left ( matrix{0#1#1##1#0#1} right ) ~~~~~~ "ger:" csup "Hx = 0" ~ "C = {000, 111}"</annotation>
  </semantics>
</math>
</file>

<file path=Object 15/content.xml><?xml version="1.0" encoding="utf-8"?>
<math xmlns="http://www.w3.org/1998/Math/MathML">
  <semantics>
    <mrow>
      <mover>
        <mfenced open="" close="">
          <mrow>
            <mrow>
              <mtable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</mtable>
              <mi/>
            </mrow>
            <mi mathvariant="normal">∣</mi>
            <mrow>
              <mi/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</mrow>
        </mfenced>
        <mstyle mathsize="125%">
          <mrow>
            <mtext>Hx = 0</mtext>
          </mrow>
        </mstyle>
      </mover>
      <mi/>
      <mi mathvariant="normal">⇔</mi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fenced>
    </mrow>
    <annotation encoding="StarMath 5.0">{{left ( matrix{0#1#1##1#0#1} ``mline`` matrix{0 ## 0} right )} csup {size *1.25 "Hx = 0"}} ~~⇔~~left ( matrix{1#0#1##0#1#1} ``mline`` matrix{0 ## 0} right )</annotation>
  </semantics>
</math>
</file>

<file path=Object 17/content.xml><?xml version="1.0" encoding="utf-8"?>
<math xmlns="http://www.w3.org/1998/Math/MathML">
  <semantics>
    <mrow>
      <mtext>täthet  ~</mtext>
      <mfrac>
        <mn>1</mn>
        <mtext>ln n</mtext>
      </mfrac>
      <mtext>,  n = längden av talet</mtext>
    </mrow>
    <annotation encoding="StarMath 5.0">"täthet  ~" 1 over "ln n" ",  n = längden av talet"</annotation>
  </semantics>
</math>
</file>

<file path=Object 18/content.xml><?xml version="1.0" encoding="utf-8"?>
<math xmlns="http://www.w3.org/1998/Math/MathML">
  <semantics>
    <mrow>
      <msqrt>
        <mi mathvariant="normal">n</mi>
      </msqrt>
      <msup>
        <mtext> ≈ 10</mtext>
        <mn>75</mn>
      </msup>
    </mrow>
    <annotation encoding="StarMath 5.0">sqrt n " ≈ 10"^75</annotation>
  </semantics>
</math>
</file>

<file path=Object 2/content.xml><?xml version="1.0" encoding="utf-8"?>
<math xmlns="http://www.w3.org/1998/Math/MathML">
  <semantics>
    <mrow>
      <msubsup>
        <mtext>C = {x ∈ ℤ</mtext>
        <mn>2</mn>
        <mi mathvariant="normal">n</mi>
      </msubsup>
      <mtext> : </mtext>
      <munder>
        <mtext>Hx</mtext>
        <mtext>(m×n)x</mtext>
      </munder>
      <mtext> </mtext>
      <munder>
        <mtext>=</mtext>
        <mtext>=</mtext>
      </munder>
      <mtext> </mtext>
      <munder>
        <mtext>0</mtext>
        <mtext>n×1</mtext>
      </munder>
      <mtext>}</mtext>
      <mi/>
      <mtext>med dimension n − rank H</mtext>
    </mrow>
    <annotation encoding="StarMath 5.0">"C = {x ∈ ℤ" sub 2 sup n " : "{"Hx" csub "(m×n)x"}" "{"=" csub "="}" "{"0" csub "n×1"}"}" ~~~~~~ "med dimension n − rank H"</annotation>
  </semantics>
</math>
</file>

<file path=Object 3/content.xml><?xml version="1.0" encoding="utf-8"?>
<math xmlns="http://www.w3.org/1998/Math/MathML">
  <semantics>
    <mrow>
      <mi mathvariant="normal">H</mi>
      <mi mathvariant="normal">=</mi>
      <mfenced open="" close="">
        <mtable>
          <mtr>
            <mtd>
              <munder>
                <mi mathvariant="normal">I</mi>
                <mtext>m × m</mtext>
              </munder>
            </mtd>
            <mtd>
              <munder>
                <mi mathvariant="normal">B</mi>
                <mtext>m × (n − m)</mtext>
              </munder>
            </mtd>
          </mtr>
        </mtable>
      </mfenced>
    </mrow>
    <annotation encoding="StarMath 5.0">H = left ( matrix{I csub "m × m" # B csub "m × (n − m)"} right )</annotation>
  </semantics>
</math>
</file>

<file path=Object 4/content.xml><?xml version="1.0" encoding="utf-8"?>
<math xmlns="http://www.w3.org/1998/Math/MathML">
  <semantics>
    <mrow>
      <mtext>Vad är C om H = </mtext>
      <mfenced open="" close="">
        <mtable>
          <mtr>
            <mtd>
              <mn>1</mn>
            </mtd>
            <mtd>
              <mn>1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</mtr>
        </mtable>
      </mfenced>
      <mtext> ?</mtext>
    </mrow>
    <annotation encoding="StarMath 5.0">"Vad är C om H = " left ( matrix{1#1#0#1##0#1#1#0} right ) " ?"</annotation>
  </semantics>
</math>
</file>

<file path=Object 5/content.xml><?xml version="1.0" encoding="utf-8"?>
<math xmlns="http://www.w3.org/1998/Math/MathML">
  <semantics>
    <mrow>
      <mtext>Om vi tar emot </mtext>
      <msub>
        <mi mathvariant="normal">z</mi>
        <mtext>n × 1</mtext>
      </msub>
      <mtext> = c + e = </mtext>
      <mfenced open="" close=""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fenced>
      <mi/>
      <mtext>rad i</mtext>
    </mrow>
    <annotation encoding="StarMath 5.0">"Om vi tar emot " z sub "n × 1" " = c + e = " left ( stack {0 # 0 # 1 # 0 # 0} right ) ~~~~ ~~~~ "rad i"</annotation>
  </semantics>
</math>
</file>

<file path=Object 6/content.xml><?xml version="1.0" encoding="utf-8"?>
<math xmlns="http://www.w3.org/1998/Math/MathML">
  <semantics>
    <mrow>
      <mtext>H = </mtext>
      <mfenced open="" close="">
        <mtable>
          <mtr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</mtr>
        </mtable>
      </mfenced>
    </mrow>
    <annotation encoding="StarMath 5.0">"H = " left ( matrix{1#0#1#0#0##1#0#0#1#1##0#1#1#0#1} right )</annotation>
  </semantics>
</math>
</file>

<file path=Object 7/content.xml><?xml version="1.0" encoding="utf-8"?>
<math xmlns="http://www.w3.org/1998/Math/MathML">
  <semantics>
    <mrow>
      <mtext>Hz = </mtext>
      <mfenced open="" close="">
        <mtable>
          <mtr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</mtr>
        </mtable>
      </mfenced>
      <mfenced open="" close="">
        <mtable>
          <mtr>
            <mtd>
              <mn>1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1</mn>
            </mtd>
          </mtr>
        </mtable>
      </mfenced>
      <mtext> = </mtext>
      <mfenced open="" close="">
        <mtable>
          <mtr>
            <mtd>
              <mn>1</mn>
            </mtd>
          </mtr>
          <mtr>
            <mtd>
              <mn>1</mn>
            </mtd>
          </mtr>
          <mtr>
            <mtd>
              <mn>0</mn>
            </mtd>
          </mtr>
        </mtable>
      </mfenced>
      <mtext> = H:s första kolonn</mtext>
    </mrow>
    <annotation encoding="StarMath 5.0">"Hz = " left ( matrix{1#0#1#0#0##1#0#0#1#1##0#1#1#0#1} right ) left ( stack{1#1#0#1#1}  right ) " = " left ( stack{1#1#0} right ) " = H:s första kolonn"</annotation>
  </semantics>
</math>
</file>

<file path=Object 8/content.xml><?xml version="1.0" encoding="utf-8"?>
<math xmlns="http://www.w3.org/1998/Math/MathML">
  <semantics>
    <mrow>
      <mtext>H = </mtext>
      <mfenced open="" close="">
        <mtable>
          <mtr>
            <mtd>
              <mn>0</mn>
            </mtd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1</mn>
            </mtd>
          </mtr>
        </mtable>
      </mfenced>
    </mrow>
    <annotation encoding="StarMath 5.0">"H = " left ( matrix {0#1#1##1#0#1} right )</annotation>
  </semantics>
</math>
</file>

<file path=Object 9/content.xml><?xml version="1.0" encoding="utf-8"?>
<math xmlns="http://www.w3.org/1998/Math/MathML">
  <semantics>
    <mrow>
      <msup>
        <mtext>|C| = 2</mtext>
        <mi mathvariant="normal">k</mi>
      </msup>
      <msup>
        <mtext> = 2</mtext>
        <mrow>
          <msup>
            <mn>2</mn>
            <mstyle mathsize="150%">
              <mrow>
                <mi mathvariant="normal">r</mi>
              </mrow>
            </mstyle>
          </msup>
          <mtext> − r − 1</mtext>
        </mrow>
      </msup>
    </mrow>
    <annotation encoding="StarMath 5.0">"|C| = 2"^k " = 2"^{2^{size *1.5 r} " − r − 1"}</annotation>
  </semantics>
</math>
</file>